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ystem-ui, apple-system, BlinkMacSystemFont, 'Segoe UI', Roboto, 'Noto Sans', Ubuntu, Cantarell, 'Helvetica Neue', Oxygen, 'Open Sans', sans-serif"/>
    <style:font-face style:name="OpenSymbol" svg:font-family="OpenSymbol"/>
    <style:font-face style:name="var ds-font-family-code" svg:font-family="'var ds-font-family-cod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cc" style:font-name="Inter" fo:letter-spacing="normal" fo:font-style="normal"/>
    </style:style>
    <style:style style:name="P2" style:family="paragraph" style:parent-style-name="Text_20_body">
      <style:paragraph-properties fo:margin-left="0.318cm" fo:margin-right="0cm" fo:orphans="2" fo:widows="2" fo:text-indent="0cm" style:auto-text-indent="false"/>
      <style:text-properties fo:font-variant="normal" fo:text-transform="none" fo:color="#404040" style:font-name="Inter" fo:font-size="12pt" fo:letter-spacing="normal" fo:font-style="normal" fo:font-weight="normal"/>
    </style:style>
    <style:style style:name="P3" style:family="paragraph" style:parent-style-name="Text_20_body" style:list-style-name="L1">
      <style:paragraph-properties fo:margin-top="0.106cm" fo:margin-bottom="0.212cm" fo:orphans="2" fo:widows="2" fo:padding="0cm" fo:border="none"/>
      <style:text-properties fo:font-variant="normal" fo:text-transform="none" fo:color="#ffffff" style:font-name="Inter" fo:font-size="12pt" fo:letter-spacing="normal" fo:font-style="normal" fo:font-weight="normal" fo:background-color="#50505a"/>
    </style:style>
    <style:style style:name="P4" style:family="paragraph" style:parent-style-name="Text_20_body" style:list-style-name="L1">
      <style:paragraph-properties fo:margin-top="0cm" fo:margin-bottom="0cm" fo:orphans="2" fo:widows="2" fo:padding="0cm" fo:border="none"/>
      <style:text-properties fo:font-variant="normal" fo:text-transform="none" fo:color="#ffffff" style:font-name="Inter" fo:font-size="12pt" fo:letter-spacing="normal" fo:font-style="normal" fo:font-weight="normal" fo:background-color="#50505a"/>
    </style:style>
    <style:style style:name="P5" style:family="paragraph" style:parent-style-name="Text_20_body">
      <style:paragraph-properties fo:margin-top="0cm" fo:margin-bottom="0cm" fo:padding="0cm" fo:border="none"/>
      <style:text-properties fo:color="#ffffff" fo:background-color="#50505a"/>
    </style:style>
    <style:style style:name="P6" style:family="paragraph" style:parent-style-name="Text_20_body" style:list-style-name="L1">
      <style:paragraph-properties fo:margin-left="0cm" fo:margin-right="0cm" fo:margin-top="0cm" fo:margin-bottom="0.106cm" fo:orphans="2" fo:widows="2" fo:text-indent="0cm" style:auto-text-indent="false"/>
    </style:style>
    <style:style style:name="P7" style:family="paragraph" style:parent-style-name="Text_20_body" style:list-style-name="L1">
      <style:paragraph-properties fo:margin-left="0cm" fo:margin-right="0cm" fo:margin-top="0cm" fo:margin-bottom="0cm" fo:orphans="2" fo:widows="2" fo:text-indent="0cm" style:auto-text-indent="false"/>
      <style:text-properties fo:font-variant="normal" fo:text-transform="none" fo:color="#404040" style:font-name="Inter" fo:font-size="12pt" fo:letter-spacing="normal" fo:font-style="normal" fo:font-weight="normal"/>
    </style:style>
    <style:style style:name="P8" style:family="paragraph" style:parent-style-name="Text_20_body" style:list-style-name="L1">
      <style:paragraph-properties fo:margin-left="0cm" fo:margin-right="0cm" fo:margin-top="0cm" fo:margin-bottom="0cm" fo:orphans="2" fo:widows="2" fo:text-indent="0cm" style:auto-text-indent="false"/>
    </style:style>
    <style:style style:name="P9" style:family="paragraph" style:parent-style-name="Text_20_body" style:list-style-name="L2">
      <style:paragraph-properties fo:margin-left="0cm" fo:margin-right="0cm" fo:margin-top="0cm" fo:margin-bottom="0cm" fo:orphans="2" fo:widows="2" fo:text-indent="0cm" style:auto-text-indent="false"/>
    </style:style>
    <style:style style:name="P10" style:family="paragraph" style:parent-style-name="Preformatted_20_Text">
      <style:paragraph-properties fo:margin-top="0cm" fo:margin-bottom="0cm" fo:padding="0cm" fo:border="none"/>
    </style:style>
    <style:style style:name="P11" style:family="paragraph" style:parent-style-name="Preformatted_20_Text" style:list-style-name="L1">
      <style:paragraph-properties fo:margin-top="0cm" fo:margin-bottom="0cm" fo:orphans="2" fo:widows="2" fo:padding="0cm" fo:border="none"/>
      <style:text-properties fo:font-variant="normal" fo:text-transform="none" fo:color="#0000cc" style:font-name="var ds-font-family-code" fo:font-size="12pt" fo:letter-spacing="normal" fo:font-style="normal" fo:font-weight="normal"/>
    </style:style>
    <style:style style:name="P12" style:family="paragraph" style:parent-style-name="Preformatted_20_Text">
      <style:paragraph-properties fo:margin-top="0cm" fo:margin-bottom="0cm" fo:padding="0cm" fo:border="none"/>
      <style:text-properties style:font-name="var ds-font-family-code"/>
    </style:style>
    <style:style style:name="P13" style:family="paragraph" style:parent-style-name="Preformatted_20_Text" style:list-style-name="L1">
      <style:paragraph-properties fo:margin-left="0cm" fo:margin-right="0cm" fo:margin-top="0cm" fo:margin-bottom="0cm" fo:orphans="2" fo:widows="2" fo:text-indent="0cm" style:auto-text-indent="false" fo:padding="0cm" fo:border="none"/>
      <style:text-properties fo:font-variant="normal" fo:text-transform="none" fo:color="#0000cc" style:font-name="var ds-font-family-code" fo:font-size="12pt" fo:letter-spacing="normal" fo:font-style="normal" fo:font-weight="normal"/>
    </style:style>
    <style:style style:name="P14" style:family="paragraph" style:parent-style-name="Preformatted_20_Text">
      <style:paragraph-properties fo:margin-left="0cm" fo:margin-right="0cm" fo:margin-top="0cm" fo:margin-bottom="0cm" fo:text-indent="0cm" style:auto-text-indent="false" fo:padding="0cm" fo:border="none"/>
      <style:text-properties style:font-name="var ds-font-family-code"/>
    </style:style>
    <style:style style:name="P15" style:family="paragraph" style:parent-style-name="Heading_20_3">
      <style:text-properties fo:font-variant="normal" fo:text-transform="none" fo:color="#404040" style:font-name="Inter" fo:letter-spacing="normal" fo:font-style="normal"/>
    </style:style>
    <style:style style:name="P16" style:family="paragraph" style:parent-style-name="Heading_20_4">
      <style:paragraph-properties fo:margin-left="0.423cm" fo:margin-right="0cm" fo:orphans="2" fo:widows="2" fo:text-indent="0cm" style:auto-text-indent="false"/>
      <style:text-properties fo:font-variant="normal" fo:text-transform="none" fo:color="#404040" style:font-name="Inter" fo:font-size="12pt" fo:letter-spacing="normal" fo:font-style="normal"/>
    </style:style>
    <style:style style:name="T1" style:family="text">
      <style:text-properties fo:font-variant="normal" fo:text-transform="none" fo:color="#404040" style:font-name="Inter" fo:font-size="12pt" fo:letter-spacing="normal" fo:font-style="normal" fo:font-weight="normal"/>
    </style:style>
    <style:style style:name="T2" style:family="text">
      <style:text-properties fo:font-variant="normal" fo:text-transform="none" fo:color="#404040" style:font-name="var ds-font-family-code" fo:font-size="12pt" fo:letter-spacing="normal" fo:font-style="normal" fo:font-weight="normal"/>
    </style:style>
    <style:style style:name="T3" style:family="text">
      <style:text-properties fo:font-variant="normal" fo:text-transform="none" fo:color="#0000cc" style:font-name="Inter" fo:font-size="12pt" fo:letter-spacing="normal" fo:font-style="normal" fo:font-weight="normal"/>
    </style:style>
    <style:style style:name="T4" style:family="text">
      <style:text-properties fo:font-variant="normal" fo:text-transform="none" fo:color="#0000cc" style:font-name="var ds-font-family-code" fo:font-size="12pt" fo:letter-spacing="normal" fo:font-style="normal" fo:font-weight="normal"/>
    </style:style>
    <style:style style:name="T5" style:family="text">
      <style:text-properties style:font-name="var ds-font-family-code"/>
    </style:style>
    <style:style style:name="T6" style:family="text">
      <style:text-properties fo:color="#81a1c1"/>
    </style:style>
    <style:style style:name="T7" style:family="text">
      <style:text-properties fo:color="#81a1c1" style:font-name="var ds-font-family-code"/>
    </style:style>
    <style:style style:name="T8" style:family="text">
      <style:text-properties fo:color="#88c0d0"/>
    </style:style>
    <style:style style:name="T9" style:family="text">
      <style:text-properties fo:color="#b48ead"/>
    </style:style>
    <style:style style:name="T10" style:family="text">
      <style:text-properties fo:color="#0000cc"/>
    </style:style>
    <text:list-style style:name="L1">
      <text:list-level-style-number text:level="1" text:style-name="Numbering_20_Symbols" style:num-suffix="." style:num-format="1">
        <style:list-level-properties text:space-before="0.318cm"/>
      </text:list-level-style-number>
      <text:list-level-style-bullet text:level="2" text:style-name="Bullet_20_Symbols" style:num-suffix="." text:bullet-char="•">
        <style:list-level-properties text:space-before="1.565cm"/>
      </text:list-level-style-bullet>
      <text:list-level-style-bullet text:level="3" text:style-name="Bullet_20_Symbols" style:num-suffix="." text:bullet-char="•">
        <style:list-level-properties text:space-before="2.812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Учебный материал: Грамматика языка SimpleLang</text:h>
      <text:p text:style-name="P1">grammar SimpleLang;</text:p>
      <text:p text:style-name="P1"/>
      <text:p text:style-name="P1">program: (functionDef | statement)+;</text:p>
      <text:p text:style-name="P1"/>
      <text:p text:style-name="P1">functionDef: 'def' ID '(' params? ')' ':' block;</text:p>
      <text:p text:style-name="P1">params: ID (',' ID)*;</text:p>
      <text:p text:style-name="P1">block: statement+;</text:p>
      <text:p text:style-name="P1"/>
      <text:p text:style-name="P1">statement: functionCall | assignment | returnStatement;</text:p>
      <text:p text:style-name="P1">functionCall: ID '(' args? ')';</text:p>
      <text:p text:style-name="P1">assignment: ID '=' expression;</text:p>
      <text:p text:style-name="P1">returnStatement: 'return' expression;</text:p>
      <text:p text:style-name="P1"/>
      <text:p text:style-name="P1">args: expression (',' expression)*;</text:p>
      <text:p text:style-name="P1">expression: ID | NUMBER | functionCall;</text:p>
      <text:p text:style-name="P1"/>
      <text:p text:style-name="P1">ID: [a-zA-Z_][a-zA-Z0-9_]*;</text:p>
      <text:p text:style-name="P1">NUMBER: [0-9]+;</text:p>
      <text:p text:style-name="P1">WS: [ \t\r\n]+ -&gt; skip;</text:p>
      <text:h text:style-name="P16" text:outline-level="4">Введение</text:h>
      <text:p text:style-name="P2">Грамматика, представленная в ANTLR (Another Tool for Language Recognition), описывает синтаксис языка программирования SimpleLang. Она определяет правила, по которым строятся программы на этом языке. Грамматика состоит из набора правил, которые описывают структуру программы, функции, выражения и другие элементы языка.</text:p>
      <text:h text:style-name="P16" text:outline-level="4">Структура грамматики</text:h>
      <text:p text:style-name="P2">Грамматика <text:span text:style-name="T10">SimpleLang</text:span> состоит из следующих основных частей:</text:p>
      <text:list xml:id="list1042331059153303038" text:style-name="L1">
        <text:list-item>
          <text:p text:style-name="P6"><text:span text:style-name="Strong_20_Emphasis"><text:span text:style-name="T1">Программа (program)</text:span></text:span><text:span text:style-name="T1">:</text:span></text:p>
          <text:list>
            <text:list-item>
              <text:p text:style-name="P8"><text:span text:style-name="T1">Программа на </text:span><text:span text:style-name="T3">SimpleLang</text:span><text:span text:style-name="T1"> представляет собой последовательность определений функций (</text:span><text:span text:style-name="Source_20_Text"><text:span text:style-name="T4">functionDef</text:span></text:span><text:span text:style-name="T1">) и операторов (</text:span><text:span text:style-name="Source_20_Text"><text:span text:style-name="T4">statement</text:span></text:span><text:span text:style-name="T1">).</text:span></text:p>
            </text:list-item>
            <text:list-item>
              <text:p text:style-name="P8"><text:span text:style-name="T1">Правило </text:span><text:span text:style-name="Source_20_Text"><text:span text:style-name="T2">program</text:span></text:span><text:span text:style-name="T1"> описывает, что программа может содержать одно или несколько определений функций или операторов.</text:span></text:p>
            </text:list-item>
          </text:list>
          <text:p text:style-name="P4"/>
          <text:p text:style-name="P13"><text:soft-page-break/>program: (functionDef | statement)+;</text:p>
        </text:list-item>
        <text:list-item>
          <text:p text:style-name="P6"><text:span text:style-name="Strong_20_Emphasis"><text:span text:style-name="T1">Определение функции (functionDef)</text:span></text:span><text:span text:style-name="T1">:</text:span></text:p>
          <text:list>
            <text:list-item>
              <text:p text:style-name="P8"><text:span text:style-name="T1">Функция определяется с помощью ключевого слова </text:span><text:span text:style-name="Source_20_Text"><text:span text:style-name="T4">def</text:span></text:span><text:span text:style-name="T1">, за которым следует имя функции, список параметров в круглых скобках и тело функции, заключенное в блок.</text:span></text:p>
            </text:list-item>
            <text:list-item>
              <text:p text:style-name="P6"><text:span text:style-name="T1">Правило </text:span><text:span text:style-name="Source_20_Text"><text:span text:style-name="T4">functionDef</text:span></text:span><text:span text:style-name="Source_20_Text"><text:span text:style-name="T2"> </text:span></text:span><text:span text:style-name="T1">описывает структуру функции:</text:span></text:p>
              <text:list>
                <text:list-item>
                  <text:p text:style-name="P8"><text:span text:style-name="Source_20_Text"><text:span text:style-name="T2">'</text:span></text:span><text:span text:style-name="Source_20_Text"><text:span text:style-name="T4">def' </text:span></text:span><text:span text:style-name="T1">— ключевое слово для определения функции.</text:span></text:p>
                </text:list-item>
                <text:list-item>
                  <text:p text:style-name="P8"><text:span text:style-name="Source_20_Text"><text:span text:style-name="T4">ID</text:span></text:span><text:span text:style-name="Source_20_Text"><text:span text:style-name="T2"> </text:span></text:span><text:span text:style-name="T1">— имя функции.</text:span></text:p>
                </text:list-item>
                <text:list-item>
                  <text:p text:style-name="P8"><text:span text:style-name="Source_20_Text"><text:span text:style-name="T2">'</text:span></text:span><text:span text:style-name="Source_20_Text"><text:span text:style-name="T4">(' params? ')'</text:span></text:span><text:span text:style-name="T1">— список параметров (может быть пустым).</text:span></text:p>
                </text:list-item>
                <text:list-item>
                  <text:p text:style-name="P8"><text:span text:style-name="Source_20_Text"><text:span text:style-name="T4">':'</text:span></text:span><text:span text:style-name="Source_20_Text"><text:span text:style-name="T2"> </text:span></text:span><text:span text:style-name="T1">— символ, разделяющий заголовок функции и её тело.</text:span></text:p>
                </text:list-item>
                <text:list-item>
                  <text:p text:style-name="P8"><text:span text:style-name="Source_20_Text"><text:span text:style-name="T4">block</text:span></text:span><text:span text:style-name="Source_20_Text"><text:span text:style-name="T2"> </text:span></text:span><text:span text:style-name="T1">— тело функции, состоящее из одного или нескольких операторов.</text:span></text:p>
                </text:list-item>
              </text:list>
            </text:list-item>
          </text:list>
          <text:p text:style-name="P3"/>
          <text:p text:style-name="P13">functionDef: 'def' ID '(' params? ')' ':' block;</text:p>
        </text:list-item>
        <text:list-item>
          <text:p text:style-name="P6"><text:span text:style-name="Strong_20_Emphasis"><text:span text:style-name="T1">Параметры функции (params)</text:span></text:span><text:span text:style-name="T1">:</text:span></text:p>
          <text:list>
            <text:list-item>
              <text:p text:style-name="P7">Параметры функции — это список идентификаторов, разделенных запятыми.</text:p>
            </text:list-item>
            <text:list-item>
              <text:p text:style-name="P8"><text:span text:style-name="T1">Правило </text:span><text:span text:style-name="Source_20_Text"><text:span text:style-name="T4">params</text:span></text:span><text:span text:style-name="Source_20_Text"><text:span text:style-name="T2"> </text:span></text:span><text:span text:style-name="T1">описывает, что параметры могут быть перечислены через запятую.</text:span></text:p>
            </text:list-item>
          </text:list>
          <text:p text:style-name="P3"/>
          <text:p text:style-name="P13">params: ID (',' ID)*;</text:p>
        </text:list-item>
        <text:list-item>
          <text:p text:style-name="P6"><text:span text:style-name="Strong_20_Emphasis"><text:span text:style-name="T1">Блок кода (block)</text:span></text:span><text:span text:style-name="T1">:</text:span></text:p>
          <text:list>
            <text:list-item>
              <text:p text:style-name="P7">Блок кода представляет собой последовательность операторов.</text:p>
            </text:list-item>
            <text:list-item>
              <text:p text:style-name="P8"><text:span text:style-name="T1">Правило </text:span><text:span text:style-name="Source_20_Text"><text:span text:style-name="T2">block </text:span></text:span><text:span text:style-name="T1">описывает, что блок состоит из одного или нескольких операторов.</text:span></text:p>
            </text:list-item>
          </text:list>
          <text:p text:style-name="P3"/>
          <text:p text:style-name="P13">block: statement+;</text:p>
        </text:list-item>
        <text:list-item>
          <text:p text:style-name="P6"><text:span text:style-name="Strong_20_Emphasis"><text:span text:style-name="T1">Операторы (statement)</text:span></text:span><text:span text:style-name="T1">:</text:span></text:p>
          <text:list>
            <text:list-item>
              <text:p text:style-name="P8"><text:span text:style-name="T1">Операторы в </text:span><text:span text:style-name="T3">SimpleLang</text:span><text:span text:style-name="T1"> могут быть вызовами функций (</text:span><text:span text:style-name="Source_20_Text"><text:span text:style-name="T4">functionCall</text:span></text:span><text:span text:style-name="T1">), присваиваниями (</text:span><text:span text:style-name="Source_20_Text"><text:span text:style-name="T4">assignment</text:span></text:span><text:span text:style-name="T1">) или возвратами значений (</text:span><text:span text:style-name="Source_20_Text"><text:span text:style-name="T4">returnStatement</text:span></text:span><text:span text:style-name="T1">).</text:span></text:p>
            </text:list-item>
            <text:list-item>
              <text:p text:style-name="P8"><text:span text:style-name="T1">Правило </text:span><text:span text:style-name="Source_20_Text"><text:span text:style-name="T4">statement</text:span></text:span><text:span text:style-name="Source_20_Text"><text:span text:style-name="T2"> </text:span></text:span><text:span text:style-name="T1">описывает возможные виды операторов.</text:span></text:p>
            </text:list-item>
          </text:list>
          <text:p text:style-name="P3"/>
          <text:p text:style-name="P13">statement: functionCall | assignment | returnStatement;</text:p>
        </text:list-item>
        <text:list-item>
          <text:p text:style-name="P6"><text:span text:style-name="Strong_20_Emphasis"><text:span text:style-name="T1">Вызов функции (functionCall)</text:span></text:span><text:span text:style-name="T1">:</text:span></text:p>
          <text:list>
            <text:list-item>
              <text:p text:style-name="P7">Вызов функции состоит из имени функции и списка аргументов в круглых скобках.</text:p>
            </text:list-item>
            <text:list-item>
              <text:p text:style-name="P8"><text:span text:style-name="T1">Правило </text:span><text:span text:style-name="Source_20_Text"><text:span text:style-name="T2">functionCall </text:span></text:span><text:span text:style-name="T1">описывает структуру вызова функции.</text:span></text:p>
            </text:list-item>
          </text:list>
          <text:p text:style-name="P3"/>
          <text:p text:style-name="P13">functionCall: ID '(' args? ')';</text:p>
        </text:list-item>
        <text:list-item>
          <text:p text:style-name="P6"><text:span text:style-name="Strong_20_Emphasis"><text:span text:style-name="T1">Присваивание (assignment)</text:span></text:span><text:span text:style-name="T1">:</text:span></text:p>
          <text:list>
            <text:list-item>
              <text:p text:style-name="P7">Присваивание — это операция, при которой значение выражения присваивается переменной.</text:p>
            </text:list-item>
            <text:list-item>
              <text:p text:style-name="P8"><text:span text:style-name="T1">Правило </text:span><text:span text:style-name="Source_20_Text"><text:span text:style-name="T2">assignment </text:span></text:span><text:span text:style-name="T1">описывает структуру присваивания.</text:span></text:p>
            </text:list-item>
          </text:list>
          <text:p text:style-name="P3"><text:soft-page-break/></text:p>
          <text:p text:style-name="P13">assignment: ID '=' expression;</text:p>
        </text:list-item>
        <text:list-item>
          <text:p text:style-name="P6"><text:span text:style-name="Strong_20_Emphasis"><text:span text:style-name="T1">Возврат значения (returnStatement)</text:span></text:span><text:span text:style-name="T1">:</text:span></text:p>
          <text:list>
            <text:list-item>
              <text:p text:style-name="P8"><text:span text:style-name="T1">Возврат значения из функции осуществляется с помощью ключевого слова </text:span><text:span text:style-name="Source_20_Text"><text:span text:style-name="T2">return</text:span></text:span><text:span text:style-name="T1">, за которым следует выражение.</text:span></text:p>
            </text:list-item>
            <text:list-item>
              <text:p text:style-name="P8"><text:span text:style-name="T1">Правило </text:span><text:span text:style-name="Source_20_Text"><text:span text:style-name="T2">returnStatement </text:span></text:span><text:span text:style-name="T1">описывает структуру возврата значения.</text:span></text:p>
            </text:list-item>
          </text:list>
          <text:p text:style-name="P3"/>
          <text:p text:style-name="P13">returnStatement: 'return' expression;</text:p>
        </text:list-item>
        <text:list-item>
          <text:p text:style-name="P6"><text:span text:style-name="Strong_20_Emphasis"><text:span text:style-name="T1">Аргументы функции (args)</text:span></text:span><text:span text:style-name="T1">:</text:span></text:p>
          <text:list>
            <text:list-item>
              <text:p text:style-name="P7">Аргументы функции — это список выражений, разделенных запятыми.</text:p>
            </text:list-item>
            <text:list-item>
              <text:p text:style-name="P8"><text:span text:style-name="T1">Правило </text:span><text:span text:style-name="Source_20_Text"><text:span text:style-name="T2">args </text:span></text:span><text:span text:style-name="T1">описывает, что аргументы могут быть перечислены через запятую.</text:span></text:p>
            </text:list-item>
          </text:list>
          <text:p text:style-name="P3"/>
          <text:p text:style-name="P13">args: expression (',' expression)*;</text:p>
        </text:list-item>
        <text:list-item>
          <text:p text:style-name="P6"><text:span text:style-name="Strong_20_Emphasis"><text:span text:style-name="T1">Выражения (expression)</text:span></text:span><text:span text:style-name="T1">:</text:span></text:p>
          <text:list>
            <text:list-item>
              <text:p text:style-name="P8"><text:span text:style-name="T1">Выражение может быть идентификатором (</text:span><text:span text:style-name="Source_20_Text"><text:span text:style-name="T2">ID</text:span></text:span><text:span text:style-name="T1">), числом (</text:span><text:span text:style-name="Source_20_Text"><text:span text:style-name="T2">NUMBER</text:span></text:span><text:span text:style-name="T1">) или вызовом функции (</text:span><text:span text:style-name="Source_20_Text"><text:span text:style-name="T2">functionCall</text:span></text:span><text:span text:style-name="T1">).</text:span></text:p>
            </text:list-item>
            <text:list-item>
              <text:p text:style-name="P8"><text:span text:style-name="T1">Правило </text:span><text:span text:style-name="Source_20_Text"><text:span text:style-name="T2">expression </text:span></text:span><text:span text:style-name="T1">описывает возможные виды выражений.</text:span></text:p>
            </text:list-item>
          </text:list>
          <text:p text:style-name="P3"/>
          <text:p text:style-name="P13">expression: ID | NUMBER | functionCall;</text:p>
        </text:list-item>
        <text:list-item>
          <text:p text:style-name="P6"><text:span text:style-name="Strong_20_Emphasis"><text:span text:style-name="T1">Лексемы (токены)</text:span></text:span><text:span text:style-name="T1">:</text:span></text:p>
          <text:list>
            <text:list-item>
              <text:p text:style-name="P8"><text:span text:style-name="Source_20_Text"><text:span text:style-name="T2">ID </text:span></text:span><text:span text:style-name="T1">— идентификатор, который начинается с буквы или подчеркивания и может содержать буквы, цифры и подчеркивания.</text:span></text:p>
            </text:list-item>
            <text:list-item>
              <text:p text:style-name="P8"><text:span text:style-name="Source_20_Text"><text:span text:style-name="T2">NUMBER </text:span></text:span><text:span text:style-name="T1">— целое число, состоящее из одной или нескольких цифр.</text:span></text:p>
            </text:list-item>
            <text:list-item>
              <text:p text:style-name="P8"><text:span text:style-name="Source_20_Text"><text:span text:style-name="T2">WS </text:span></text:span><text:span text:style-name="T1">— пробельные символы (пробелы, табуляции, переводы строк), которые игнорируются.</text:span></text:p>
            </text:list-item>
          </text:list>
          <text:p text:style-name="P3"/>
          <text:p text:style-name="P13">ID: [a-zA-Z_][a-zA-Z0-9_]*;</text:p>
          <text:p text:style-name="P11">NUMBER: [0-9]+;</text:p>
          <text:p text:style-name="P11">WS: [ \t\r\n]+ -&gt; skip;</text:p>
        </text:list-item>
      </text:list>
      <text:h text:style-name="P16" text:outline-level="4">Пример программы на SimpleLang</text:h>
      <text:p text:style-name="P5"/>
      <text:p text:style-name="P14"><text:span text:style-name="T6">def</text:span> <text:span text:style-name="T8">add</text:span><text:span text:style-name="T6">(</text:span>a<text:span text:style-name="T6">,</text:span> b<text:span text:style-name="T6">):</text:span></text:p>
      <text:p text:style-name="P10"><text:s text:c="4"/><text:span text:style-name="T7">return</text:span><text:span text:style-name="T5"> a </text:span><text:span text:style-name="T7">+</text:span><text:span text:style-name="T5"> b</text:span></text:p>
      <text:p text:style-name="P10"/>
      <text:p text:style-name="P12">x <text:span text:style-name="T6">=</text:span> <text:span text:style-name="T9">5</text:span></text:p>
      <text:p text:style-name="P12">y <text:span text:style-name="T6">=</text:span> <text:span text:style-name="T9">10</text:span></text:p>
      <text:p text:style-name="P12">result <text:span text:style-name="T6">=</text:span> add<text:span text:style-name="T6">(</text:span>x<text:span text:style-name="T6">,</text:span> y<text:span text:style-name="T6">)</text:span></text:p>
      <text:list xml:id="list3015377137851493382" text:style-name="L2">
        <text:list-item>
          <text:p text:style-name="P9"><text:span text:style-name="Source_20_Text"><text:span text:style-name="T2">def add(a, b):</text:span></text:span><text:span text:style-name="T1">— определение функции </text:span><text:span text:style-name="Source_20_Text"><text:span text:style-name="T2">add </text:span></text:span><text:span text:style-name="T1">с двумя параметрами </text:span><text:span text:style-name="Source_20_Text"><text:span text:style-name="T2">a </text:span></text:span><text:span text:style-name="T1">и </text:span><text:span text:style-name="Source_20_Text"><text:span text:style-name="T2">b</text:span></text:span><text:span text:style-name="T1">.</text:span></text:p>
        </text:list-item>
        <text:list-item>
          <text:p text:style-name="P9"><text:span text:style-name="Source_20_Text"><text:span text:style-name="T2">return a + b </text:span></text:span><text:span text:style-name="T1">— возврат суммы </text:span><text:span text:style-name="Source_20_Text"><text:span text:style-name="T2">a </text:span></text:span><text:span text:style-name="T1">и </text:span><text:span text:style-name="Source_20_Text"><text:span text:style-name="T2">b</text:span></text:span><text:span text:style-name="T1">.</text:span></text:p>
        </text:list-item>
        <text:list-item>
          <text:p text:style-name="P9"><text:span text:style-name="Source_20_Text"><text:span text:style-name="T2">x = 5 </text:span></text:span><text:span text:style-name="T1">— присваивание переменной</text:span><text:span text:style-name="Source_20_Text"><text:span text:style-name="T2">x </text:span></text:span><text:span text:style-name="T1">значения </text:span><text:span text:style-name="Source_20_Text"><text:span text:style-name="T2">5</text:span></text:span><text:span text:style-name="T1">.</text:span></text:p>
        </text:list-item>
        <text:list-item>
          <text:p text:style-name="P9"><text:span text:style-name="Source_20_Text"><text:span text:style-name="T2">y = 10 </text:span></text:span><text:span text:style-name="T1">— присваивание переменной </text:span><text:span text:style-name="Source_20_Text"><text:span text:style-name="T2">y </text:span></text:span><text:span text:style-name="T1">значения </text:span><text:span text:style-name="Source_20_Text"><text:span text:style-name="T2">10</text:span></text:span><text:span text:style-name="T1">.</text:span></text:p>
        </text:list-item>
        <text:list-item>
          <text:p text:style-name="P9"><text:soft-page-break/><text:span text:style-name="Source_20_Text"><text:span text:style-name="T2">result = add(x, y)</text:span></text:span><text:span text:style-name="T1"> — вызов функции </text:span><text:span text:style-name="Source_20_Text"><text:span text:style-name="T2">add</text:span></text:span><text:span text:style-name="T1"> с аргументами </text:span><text:span text:style-name="Source_20_Text"><text:span text:style-name="T2">x</text:span></text:span><text:span text:style-name="T1"> и </text:span><text:span text:style-name="Source_20_Text"><text:span text:style-name="T2">y</text:span></text:span><text:span text:style-name="T1"> и присваивание результата переменной </text:span><text:span text:style-name="Source_20_Text"><text:span text:style-name="T2">result</text:span></text:span><text:span text:style-name="T1">.</text:span></text:p>
        </text:list-item>
      </text:list>
      <text:h text:style-name="P16" text:outline-level="4">Заключение</text:h>
      <text:p text:style-name="Text_20_body">Грамматика SimpleLang описывает простой, но мощный язык программирования, который поддерживает определение функций, вызовы функций, присваивания и возврат значений. Она может быть использована для создания интерпретатора или компилятора для этого языка. Понимание этой грамматики поможет вам разобраться в основах синтаксического анализа и создания языков программировани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ystem-ui, apple-system, BlinkMacSystemFont, 'Segoe UI', Roboto, 'Noto Sans', Ubuntu, Cantarell, 'Helvetica Neue', Oxygen, 'Open Sans', sans-serif"/>
    <style:font-face style:name="OpenSymbol" svg:font-family="OpenSymbol"/>
    <style:font-face style:name="var ds-font-family-code" svg:font-family="'var ds-font-family-cod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10T19:59:52.89</meta:creation-date>
    <dc:date>2025-02-10T20:13:00</dc:date>
    <meta:editing-duration>PT13M16S</meta:editing-duration>
    <meta:editing-cycles>3</meta:editing-cycles>
    <meta:generator>OpenOffice/4.1.15$Win32 OpenOffice.org_project/4115m2$Build-9813</meta:generator>
    <meta:document-statistic meta:table-count="0" meta:image-count="0" meta:object-count="0" meta:page-count="4" meta:paragraph-count="84" meta:word-count="632" meta:character-count="4530"/>
  </office:meta>
</office:document-meta>
</file>